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15c" officeooo:paragraph-rsid="000e015c"/>
    </style:style>
    <style:style style:name="P2" style:family="paragraph" style:parent-style-name="Standard">
      <style:paragraph-properties fo:text-align="center" style:justify-single-word="false"/>
      <style:text-properties fo:font-size="18pt" officeooo:rsid="000e015c" officeooo:paragraph-rsid="000e015c" style:font-size-asian="18pt" style:font-size-complex="18pt"/>
    </style:style>
    <style:style style:name="P3" style:family="paragraph" style:parent-style-name="Standard">
      <style:text-properties officeooo:rsid="000eab54" officeooo:paragraph-rsid="000eab54"/>
    </style:style>
    <style:style style:name="P4" style:family="paragraph" style:parent-style-name="Standard" style:list-style-name="L1">
      <style:text-properties officeooo:rsid="000eab54" officeooo:paragraph-rsid="000eab54"/>
    </style:style>
    <style:style style:name="P5" style:family="paragraph" style:parent-style-name="Standard" style:list-style-name="L1">
      <style:text-properties officeooo:rsid="000ec34b" officeooo:paragraph-rsid="000ec34b"/>
    </style:style>
    <style:style style:name="P6" style:family="paragraph" style:parent-style-name="Standard">
      <style:text-properties officeooo:rsid="000ec34b" officeooo:paragraph-rsid="000ec34b"/>
    </style:style>
    <style:style style:name="P7" style:family="paragraph" style:parent-style-name="Standard" style:list-style-name="L2">
      <style:text-properties officeooo:rsid="000ec34b" officeooo:paragraph-rsid="000ec34b"/>
    </style:style>
    <style:style style:name="P8" style:family="paragraph" style:parent-style-name="Standard" style:list-style-name="L2">
      <style:text-properties officeooo:rsid="000f693e" officeooo:paragraph-rsid="000f693e"/>
    </style:style>
    <style:style style:name="P9" style:family="paragraph" style:parent-style-name="Standard" style:list-style-name="L2">
      <style:text-properties officeooo:rsid="001144b8" officeooo:paragraph-rsid="001144b8"/>
    </style:style>
    <style:style style:name="P10" style:family="paragraph" style:parent-style-name="Standard">
      <style:text-properties officeooo:rsid="001144b8" officeooo:paragraph-rsid="001144b8"/>
    </style:style>
    <style:style style:name="P11" style:family="paragraph" style:parent-style-name="Standard" style:list-style-name="L3">
      <style:text-properties officeooo:rsid="001144b8" officeooo:paragraph-rsid="001144b8"/>
    </style:style>
    <style:style style:name="P12" style:family="paragraph" style:parent-style-name="Standard">
      <style:text-properties officeooo:rsid="0012baca" officeooo:paragraph-rsid="0012baca"/>
    </style:style>
    <style:style style:name="P13" style:family="paragraph" style:parent-style-name="Standard" style:list-style-name="L5">
      <style:text-properties officeooo:rsid="0012baca" officeooo:paragraph-rsid="0012baca"/>
    </style:style>
    <style:style style:name="P14" style:family="paragraph" style:parent-style-name="Standard" style:list-style-name="L5">
      <style:text-properties officeooo:rsid="0013e91a" officeooo:paragraph-rsid="0013e91a"/>
    </style:style>
    <style:style style:name="P15" style:family="paragraph" style:parent-style-name="Standard" style:list-style-name="L5">
      <style:text-properties officeooo:rsid="00146388" officeooo:paragraph-rsid="00146388"/>
    </style:style>
    <style:style style:name="P16" style:family="paragraph" style:parent-style-name="Standard" style:list-style-name="L5">
      <style:text-properties officeooo:paragraph-rsid="00146388"/>
    </style:style>
    <style:style style:name="P17" style:family="paragraph" style:parent-style-name="Standard" style:list-style-name="L5">
      <style:text-properties officeooo:rsid="00146aab" officeooo:paragraph-rsid="00146aab"/>
    </style:style>
    <style:style style:name="P18" style:family="paragraph" style:parent-style-name="Standard" style:list-style-name="L5">
      <style:text-properties officeooo:rsid="00159bd7" officeooo:paragraph-rsid="00159bd7"/>
    </style:style>
    <style:style style:name="P19" style:family="paragraph" style:parent-style-name="Standard" style:list-style-name="L5">
      <style:text-properties officeooo:rsid="0016a4be" officeooo:paragraph-rsid="0016a4be"/>
    </style:style>
    <style:style style:name="P20" style:family="paragraph" style:parent-style-name="Standard" style:list-style-name="L5">
      <style:text-properties officeooo:rsid="0016d873" officeooo:paragraph-rsid="0016d873"/>
    </style:style>
    <style:style style:name="P21" style:family="paragraph" style:parent-style-name="Standard" style:list-style-name="L8">
      <style:text-properties officeooo:rsid="0017318c" officeooo:paragraph-rsid="0017318c"/>
    </style:style>
    <style:style style:name="T1" style:family="text">
      <style:text-properties officeooo:rsid="000ec34b"/>
    </style:style>
    <style:style style:name="T2" style:family="text">
      <style:text-properties officeooo:rsid="00146388"/>
    </style:style>
    <style:style style:name="T3" style:family="text">
      <style:text-properties officeooo:rsid="0016a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ågor och kommentarer från opponenter inför framläggningen</text:p>
      <text:p text:style-name="P1"/>
      <text:p text:style-name="P1">Framläggs av: Akdas Hossain och Emma Miléus</text:p>
      <text:p text:style-name="P1">Opponenter: Claes Arvidson och Emelie Karlsson</text:p>
      <text:p text:style-name="P1"/>
      <text:p text:style-name="P1"/>
      <text:p text:style-name="P3">Övergripande intryck:</text:p>
      <text:p text:style-name="P3"/>
      <text:list xml:id="list9042319064445408754" text:style-name="L1">
        <text:list-item>
          <text:p text:style-name="P4">3 olika metoder jämförda. Intressanta och relevanta val av metoder för att hitta en förbättring i detektionen av huvudrörelser hos glasögonen. </text:p>
        </text:list-item>
        <text:list-item>
          <text:p text:style-name="P4">4 oilka typer av test utförda. Bra och strukturerat tillvägagånssätt i testningen. Bra val av tester för syftet. Den exakta testprocesen lite otydlit beskriven.</text:p>
        </text:list-item>
        <text:list-item>
          <text:p text:style-name="P4">3 typer av plottar använda för att visa resultat. <text:span text:style-name="T1">Precision, visualisering av de olika metodernas identifiering av fixeringar samt avvikelser i pixlar. Bra val av grafer. Dock lite otydliga axlar och otydligt vilka tester som resulterat i graferna (hur många, hur ofta).</text:span></text:p>
        </text:list-item>
        <text:list-item>
          <text:p text:style-name="P5">Slutsatser kring grafer rimliga.</text:p>
        </text:list-item>
      </text:list>
      <text:p text:style-name="P6"/>
      <text:p text:style-name="P6">Upplägg:</text:p>
      <text:p text:style-name="P6"/>
      <text:list xml:id="list4402801216860495413" text:style-name="L2">
        <text:list-item>
          <text:p text:style-name="P7">Bra struktur. Tydliga kapitel. Bra innehåll. Generellt bra delkapitel också.</text:p>
        </text:list-item>
        <text:list-item>
          <text:p text:style-name="P8">Bra bakgrundkapitel med ögonrörelser, fixations, saccades och smooth pursuit.</text:p>
        </text:list-item>
        <text:list-item>
          <text:p text:style-name="P9">Enhetlighet. Referenshantering, förkortningar.</text:p>
        </text:list-item>
        <text:list-item>
          <text:p text:style-name="P9">Starka delar: Introduction, Hardware. Results and Discussion. </text:p>
        </text:list-item>
        <text:list-item>
          <text:p text:style-name="P9">Svaga delar: Theory and Related Work samt Implementaion. Vissa misstag och förvirringar. Bibliografin ofullständig.</text:p>
        </text:list-item>
        <text:list-item>
          <text:p text:style-name="P7">Språkligt bra nivå generellt. Tydligt. Några grammatiska missar, några otydligheter och några misstag i hänvisningar till figurer och dyl.</text:p>
        </text:list-item>
      </text:list>
      <text:p text:style-name="P6"/>
      <text:p text:style-name="P10">Muntlig presentation:</text:p>
      <text:p text:style-name="P10"/>
      <text:list xml:id="list2046183870642412028" text:style-name="L3">
        <text:list-item>
          <text:p text:style-name="P11">...</text:p>
        </text:list-item>
      </text:list>
      <text:p text:style-name="P6"/>
      <text:p text:style-name="P10">Nedslag:</text:p>
      <text:p text:style-name="P10"/>
      <text:list xml:id="list5730477567103074767" text:style-name="L5">
        <text:list-item>
          <text:p text:style-name="P13">Introduction</text:p>
          <text:list>
            <text:list-item>
              <text:p text:style-name="P13">Saknas axlar på Figur 1.1. </text:p>
            </text:list-item>
            <text:list-item>
              <text:p text:style-name="P13">Sista meningen sida 2. “cannot detect short saccades”. <text:s/>Hänger längden på en saccade och dess hastighet ihop?</text:p>
            </text:list-item>
            <text:list-item>
              <text:p text:style-name="P13">Outline: lägg delen på sidan 18 om de tre metoderna här?</text:p>
            </text:list-item>
          </text:list>
        </text:list-item>
        <text:list-item>
          <text:p text:style-name="P13">Hardware and Data Recording</text:p>
          <text:list>
            <text:list-item>
              <text:p text:style-name="P13">Bra figurer.</text:p>
            </text:list-item>
          </text:list>
        </text:list-item>
        <text:list-item>
          <text:p text:style-name="P13">Theory and Related Work</text:p>
          <text:list>
            <text:list-item>
              <text:p text:style-name="P13">I-VT beskrivning saknas i rapporten. Skulle kunna ingår här.</text:p>
            </text:list-item>
            <text:list-item>
              <text:p text:style-name="P13">Generellt bra beskrivningar av de olika filtrena.</text:p>
            </text:list-item>
            <text:list-item>
              <text:p text:style-name="P13">Figur 3.1 otydlig och svårtolkad. Referens i texten stämmer inte med figurtexten. </text:p>
            </text:list-item>
            <text:list-item>
              <text:p text:style-name="P14">Undertitel till delen om filter?</text:p>
            </text:list-item>
            <text:list-item>
              <text:p text:style-name="P14"><text:soft-page-break/>3.1 - “Angular velocity calculation” bättre namn?</text:p>
            </text:list-item>
            <text:list-item>
              <text:p text:style-name="P14">t, t1, t2 diskreta tidssamples? Förvirrande terminologi. Tolkas som tider I 3.5, men är väl diskreta och t2-t1 är en konstant?</text:p>
            </text:list-item>
            <text:list-item>
              <text:p text:style-name="P14">Förvirring mellan vektor a och b <text:span text:style-name="T2">i figuren</text:span>? </text:p>
            </text:list-item>
            <text:list-item>
              <text:p text:style-name="P14">Fet stil för att visa vektorer?</text:p>
            </text:list-item>
            <text:list-item>
              <text:p text:style-name="P15">Ekvation 3.8. Kan man förklara vad som händer?</text:p>
            </text:list-item>
            <text:list-item>
              <text:p text:style-name="P15">3.3 – sätta axlar i Figur 3.4 för tydlighet.</text:p>
            </text:list-item>
            <text:list-item>
              <text:p text:style-name="P15">Ekvation 3.9 – 3.11 använd phi, theta psi istället?</text:p>
            </text:list-item>
          </text:list>
        </text:list-item>
        <text:list-item>
          <text:p text:style-name="P16"><text:span text:style-name="T2">Implementation</text:span></text:p>
          <text:list>
            <text:list-item>
              <text:p text:style-name="P15">Svårt att följa algoritmen i texten. Denna del kan skrivas mycket tydligare. Sida 15 följer algoritmen bättre än sida 13 och 14. Även appendix E är förvirrande. Vore bra om man alltid nämnde namnet på algoritmen man beskriver för tillfället.</text:p>
            </text:list-item>
            <text:list-item>
              <text:p text:style-name="P15">Ekvation 4.1. Märklig ekvation för jämna tal. Ska det inte vara (x(n/2) + x(n/2 + 1))/2?</text:p>
            </text:list-item>
            <text:list-item>
              <text:p text:style-name="P15">Ekvation 4.6. Hur fungerar den?</text:p>
            </text:list-item>
            <text:list-item>
              <text:p text:style-name="P15">Sida 15. Inga ekvationsnummer. Varför byttes R mot F?</text:p>
            </text:list-item>
            <text:list-item>
              <text:p text:style-name="P17">Vad är skillnaden mellen “Eye position fill” och “Gap Fill”</text:p>
            </text:list-item>
            <text:list-item>
              <text:p text:style-name="P17">Näst sista stycket. Vad är det för vinkel?</text:p>
            </text:list-item>
            <text:list-item>
              <text:p text:style-name="P18">Övergripande: oklart vad som ingår i I-VT filtret.</text:p>
            </text:list-item>
          </text:list>
        </text:list-item>
        <text:list-item>
          <text:p text:style-name="P15">Results and Discussion</text:p>
          <text:list>
            <text:list-item>
              <text:p text:style-name="P18">Hur fungerar manually mapped gaze och hur skapas en prediction? <text:span text:style-name="T3">Varför finns störningar kvar i Figur 5.3</text:span></text:p>
            </text:list-item>
            <text:list-item>
              <text:p text:style-name="P18">Räcker en video per test? </text:p>
            </text:list-item>
            <text:list-item>
              <text:p text:style-name="P18">Kompenserar man för ögondarr i histogrammet?</text:p>
            </text:list-item>
            <text:list-item>
              <text:p text:style-name="P19">Svårtolkade grafer 5.8 – 5.9. Olika skalor.</text:p>
            </text:list-item>
            <text:list-item>
              <text:p text:style-name="P20">5.4 – vad kan man göra för att förbättra prestandan vid läsning? Uppstår smooth pursuit?</text:p>
            </text:list-item>
          </text:list>
        </text:list-item>
        <text:list-item>
          <text:p text:style-name="P20">Further Development Possibilities</text:p>
          <text:list>
            <text:list-item>
              <text:p text:style-name="P20">Första gången “scoring” nämns. Vad menas med det?</text:p>
            </text:list-item>
          </text:list>
        </text:list-item>
        <text:list-item>
          <text:p text:style-name="P20">Conclusion</text:p>
          <text:list>
            <text:list-item>
              <text:p text:style-name="P20">Resultatet snarare att Metod 2 och 3 var bättre än 1 än att 3 var bättre än 2? M2 och M3 ger nästan identiska resultat.</text:p>
            </text:list-item>
          </text:list>
        </text:list-item>
      </text:list>
      <text:p text:style-name="P12"/>
      <text:p text:style-name="P12">Helhetsintryck och slutord:</text:p>
      <text:list xml:id="list4414262408649825925" text:style-name="L8">
        <text:list-item>
          <text:p text:style-name="P21">Bra jobbat!</text:p>
        </text:list-item>
        <text:list-item>
          <text:p text:style-name="P21">Lycka till i framtiden!</text:p>
        </text:list-item>
      </text:list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6-01T11:00:36.377824249</meta:creation-date>
    <dc:date>2016-06-01T13:38:26.948026011</dc:date>
    <dc:creator>Emelie Karlsson</dc:creator>
    <meta:editing-duration>PT1H22M15S</meta:editing-duration>
    <meta:editing-cycles>11</meta:editing-cycles>
    <meta:generator>LibreOffice/4.3.7.2$Linux_X86_64 LibreOffice_project/430$Build-2</meta:generator>
    <meta:document-statistic meta:table-count="0" meta:image-count="0" meta:object-count="0" meta:page-count="2" meta:paragraph-count="57" meta:word-count="566" meta:character-count="3434" meta:non-whitespace-character-count="2963"/>
  </office:meta>
</office:document-meta>
</file>